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Sherbet Slopes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ce6" table:number-columns-repeated="5"/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2:06:09.770935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6-09T10:26:01.763016154</dc:date>
    <meta:editing-duration>P4DT1H30M23S</meta:editing-duration>
    <meta:editing-cycles>163</meta:editing-cycles>
    <meta:generator>LibreOffice/5.1.6.2$Linux_X86_64 LibreOffice_project/10m0$Build-2</meta:generator>
    <meta:document-statistic meta:table-count="2" meta:cell-count="143" meta:object-count="0"/>
  </office:meta>
</office:document-meta>
</file>